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9.209cm" fo:margin-left="-1.048cm" table:align="left"/>
    </style:style>
    <style:style style:name="Table2.A" style:family="table-column">
      <style:table-column-properties style:column-width="9.551cm"/>
    </style:style>
    <style:style style:name="Table2.B" style:family="table-column">
      <style:table-column-properties style:column-width="9.65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278cm" fo:margin-left="-1.074cm" table:align="left"/>
    </style:style>
    <style:style style:name="Table3.A" style:family="table-column">
      <style:table-column-properties style:column-width="9.578cm"/>
    </style:style>
    <style:style style:name="Table3.B" style:family="table-column">
      <style:table-column-properties style:column-width="9.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4" style:family="table">
      <style:table-properties style:width="19.288cm" fo:margin-left="-1.074cm" table:align="left"/>
    </style:style>
    <style:style style:name="Table4.A" style:family="table-column">
      <style:table-column-properties style:column-width="9.578cm"/>
    </style:style>
    <style:style style:name="Table4.B" style:family="table-column">
      <style:table-column-properties style:column-width="9.71cm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9.103cm" fo:margin-left="-0.942cm" table:align="left"/>
    </style:style>
    <style:style style:name="Table6.A" style:family="table-column">
      <style:table-column-properties style:column-width="9.446cm"/>
    </style:style>
    <style:style style:name="Table6.B" style:family="table-column">
      <style:table-column-properties style:column-width="9.65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9.209cm" fo:margin-left="-1.048cm" table:align="left"/>
    </style:style>
    <style:style style:name="Table7.A" style:family="table-column">
      <style:table-column-properties style:column-width="9.551cm"/>
    </style:style>
    <style:style style:name="Table7.B" style:family="table-column">
      <style:table-column-properties style:column-width="9.657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9.209cm" fo:margin-left="-1.048cm" table:align="left"/>
    </style:style>
    <style:style style:name="Table8.A" style:family="table-column">
      <style:table-column-properties style:column-width="9.551cm"/>
    </style:style>
    <style:style style:name="Table8.B" style:family="table-column">
      <style:table-column-properties style:column-width="9.657cm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9.145cm" fo:margin-left="-0.942cm" table:align="left"/>
    </style:style>
    <style:style style:name="Table5.A" style:family="table-column">
      <style:table-column-properties style:column-width="9.446cm"/>
    </style:style>
    <style:style style:name="Table5.B" style:family="table-column">
      <style:table-column-properties style:column-width="9.7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9.209cm" fo:margin-left="-0.968cm" table:align="left"/>
    </style:style>
    <style:style style:name="Table11.A" style:family="table-column">
      <style:table-column-properties style:column-width="6.641cm"/>
    </style:style>
    <style:style style:name="Table11.B" style:family="table-column">
      <style:table-column-properties style:column-width="5.662cm"/>
    </style:style>
    <style:style style:name="Table11.C" style:family="table-column">
      <style:table-column-properties style:column-width="6.906cm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1.A3" style:family="table-cell">
      <style:table-cell-properties fo:padding="0.097cm" fo:border-left="0.5pt solid #000000" fo:border-right="none" fo:border-top="none" fo:border-bottom="0.5pt solid #000000"/>
    </style:style>
    <style:style style:name="Table12" style:family="table">
      <style:table-properties style:width="19.209cm" fo:margin-left="-0.968cm" table:align="left"/>
    </style:style>
    <style:style style:name="Table12.A" style:family="table-column">
      <style:table-column-properties style:column-width="6.641cm"/>
    </style:style>
    <style:style style:name="Table12.B" style:family="table-column">
      <style:table-column-properties style:column-width="5.662cm"/>
    </style:style>
    <style:style style:name="Table12.C" style:family="table-column">
      <style:table-column-properties style:column-width="6.906cm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061b85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1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061b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61b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61b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officeooo:rsid="0006edb8" officeooo:paragraph-rsid="0006edb8"/>
    </style:style>
    <style:style style:name="P7" style:family="paragraph" style:parent-style-name="Table_20_Contents">
      <style:text-properties officeooo:rsid="0006edb8" officeooo:paragraph-rsid="0055b75d"/>
    </style:style>
    <style:style style:name="P8" style:family="paragraph" style:parent-style-name="Standard">
      <style:text-properties fo:font-weight="bold" officeooo:paragraph-rsid="00061b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108e" officeooo:paragraph-rsid="0013108e" style:font-weight-asian="bold" style:font-weight-complex="bold"/>
    </style:style>
    <style:style style:name="P10" style:family="paragraph" style:parent-style-name="Table_20_Contents">
      <style:text-properties fo:font-weight="bold" officeooo:paragraph-rsid="00448eb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3108e" officeooo:paragraph-rsid="0013108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17c9b" officeooo:paragraph-rsid="00517c9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6d37" officeooo:paragraph-rsid="00296d37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fo:font-size="14pt" fo:font-weight="bold" officeooo:rsid="005c7b83" officeooo:paragraph-rsid="006354d8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size="14pt" fo:font-weight="bold" officeooo:rsid="004944b9" officeooo:paragraph-rsid="004944b9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52fb21" officeooo:paragraph-rsid="0052fb21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4pt" fo:font-weight="bold" officeooo:rsid="0051d7f7" officeooo:paragraph-rsid="0051d7f7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font-size="14pt" fo:font-weight="bold" officeooo:rsid="006354d8" officeooo:paragraph-rsid="006354d8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text-properties fo:font-size="14pt" officeooo:paragraph-rsid="006354d8" style:font-size-asian="14pt" style:font-size-complex="14pt"/>
    </style:style>
    <style:style style:name="P21" style:family="paragraph" style:parent-style-name="Standard">
      <style:text-properties fo:font-size="13pt" fo:font-weight="bold" officeooo:rsid="00296d37" officeooo:paragraph-rsid="00296d37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296d37" officeooo:paragraph-rsid="00517c9b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font-size="13pt" fo:font-weight="bold" officeooo:rsid="00296d37" officeooo:paragraph-rsid="00517c9b" style:font-size-asian="13pt" style:font-weight-asian="bold" style:font-size-complex="13pt" style:font-weight-complex="bold"/>
    </style:style>
    <style:style style:name="P24" style:family="paragraph" style:parent-style-name="Standard">
      <style:text-properties fo:font-size="13pt" fo:font-weight="bold" officeooo:rsid="00296d37" officeooo:paragraph-rsid="0051d7f7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3pt" fo:font-weight="bold" officeooo:rsid="00296d37" officeooo:paragraph-rsid="0051d7f7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296d37" officeooo:paragraph-rsid="0052fb21" style:font-size-asian="13pt" style:font-weight-asian="bold" style:font-size-complex="13pt" style:font-weight-complex="bold"/>
    </style:style>
    <style:style style:name="P27" style:family="paragraph" style:parent-style-name="Table_20_Contents">
      <style:text-properties fo:font-size="13pt" fo:font-weight="bold" officeooo:rsid="00296d37" officeooo:paragraph-rsid="0052fb21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fo:font-size="13pt" fo:font-weight="bold" officeooo:rsid="00296d37" officeooo:paragraph-rsid="004944b9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fo:font-size="13pt" fo:font-weight="bold" officeooo:rsid="00296d37" officeooo:paragraph-rsid="00448eb5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517c9b" officeooo:paragraph-rsid="00296d37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fo:font-size="13pt" fo:font-weight="bold" officeooo:rsid="004944b9" officeooo:paragraph-rsid="004944b9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fo:font-size="13pt" fo:font-weight="bold" officeooo:rsid="0051d7f7" officeooo:paragraph-rsid="0051d7f7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fo:font-size="13pt" fo:font-weight="bold" officeooo:rsid="0052fb21" officeooo:paragraph-rsid="0052fb21" style:font-size-asian="13pt" style:font-weight-asian="bold" style:font-size-complex="13pt" style:font-weight-complex="bold"/>
    </style:style>
    <style:style style:name="P34" style:family="paragraph" style:parent-style-name="Table_20_Contents">
      <style:text-properties fo:font-size="13pt" fo:font-weight="bold" officeooo:rsid="005c7b83" officeooo:paragraph-rsid="00448eb5" style:font-size-asian="13pt" style:font-weight-asian="bold" style:font-size-complex="13pt" style:font-weight-complex="bold"/>
    </style:style>
    <style:style style:name="P35" style:family="paragraph" style:parent-style-name="Table_20_Contents">
      <style:text-properties fo:font-size="13pt" fo:font-weight="bold" officeooo:rsid="005c7b83" officeooo:paragraph-rsid="006354d8" style:font-size-asian="13pt" style:font-weight-asian="bold" style:font-size-complex="13pt" style:font-weight-complex="bold"/>
    </style:style>
    <style:style style:name="P36" style:family="paragraph" style:parent-style-name="Table_20_Contents">
      <style:text-properties fo:font-size="13pt" fo:font-weight="bold" officeooo:rsid="006354d8" officeooo:paragraph-rsid="006354d8" style:font-size-asian="13pt" style:font-weight-asian="bold" style:font-size-complex="13pt" style:font-weight-complex="bold"/>
    </style:style>
    <style:style style:name="P37" style:family="paragraph" style:parent-style-name="Table_20_Contents">
      <style:text-properties fo:font-size="13pt" fo:font-weight="bold" officeooo:rsid="006354d8" officeooo:paragraph-rsid="006354d8" style:font-size-asian="11.3500003814697pt" style:font-weight-asian="bold" style:font-size-complex="13pt" style:font-weight-complex="bold"/>
    </style:style>
    <style:style style:name="P38" style:family="paragraph" style:parent-style-name="Table_20_Contents">
      <style:text-properties fo:font-size="13pt" officeooo:paragraph-rsid="006354d8" style:font-size-asian="13pt" style:font-size-complex="13pt"/>
    </style:style>
    <style:style style:name="P39" style:family="paragraph" style:parent-style-name="Table_20_Contents">
      <style:text-properties officeooo:paragraph-rsid="0017c6ae"/>
    </style:style>
    <style:style style:name="P40" style:family="paragraph" style:parent-style-name="Table_20_Contents">
      <style:text-properties officeooo:paragraph-rsid="003bf925"/>
    </style:style>
    <style:style style:name="P41" style:family="paragraph" style:parent-style-name="Table_20_Contents">
      <style:text-properties officeooo:paragraph-rsid="0041898b"/>
    </style:style>
    <style:style style:name="P42" style:family="paragraph" style:parent-style-name="Header">
      <style:text-properties officeooo:paragraph-rsid="00671c96"/>
    </style:style>
    <style:style style:name="P43" style:family="paragraph" style:parent-style-name="Standard">
      <style:text-properties officeooo:paragraph-rsid="00671c96"/>
    </style:style>
    <style:style style:name="P44" style:family="paragraph" style:parent-style-name="Table_20_Contents">
      <style:text-properties fo:font-size="13pt" officeooo:rsid="004e5444" officeooo:paragraph-rsid="00649f2f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font-size="13pt" officeooo:rsid="004e5444" officeooo:paragraph-rsid="00649f2f" style:font-size-asian="13pt" style:font-size-complex="13pt"/>
    </style:style>
    <style:style style:name="P46" style:family="paragraph" style:parent-style-name="Table_20_Contents">
      <style:text-properties fo:font-size="13pt" officeooo:rsid="004e5444" officeooo:paragraph-rsid="0065fe3d" style:font-size-asian="13pt" style:font-size-complex="13pt"/>
    </style:style>
    <style:style style:name="P47" style:family="paragraph" style:parent-style-name="Table_20_Contents">
      <style:text-properties fo:font-size="13pt" officeooo:rsid="00517c9b" officeooo:paragraph-rsid="00649f2f" style:font-size-asian="13pt" style:font-size-complex="13pt"/>
    </style:style>
    <style:style style:name="P48" style:family="paragraph" style:parent-style-name="Table_20_Contents">
      <style:text-properties fo:font-size="13pt" officeooo:rsid="0051d7f7" officeooo:paragraph-rsid="00649f2f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font-size="13pt" officeooo:rsid="0052fb21" officeooo:paragraph-rsid="0065fe3d" style:font-size-asian="13pt" style:font-size-complex="13pt"/>
    </style:style>
    <style:style style:name="P50" style:family="paragraph" style:parent-style-name="Table_20_Contents">
      <style:text-properties fo:font-size="13pt" officeooo:rsid="0052fb21" officeooo:paragraph-rsid="0065fe3d" style:font-size-asian="13pt" style:font-size-complex="13pt"/>
    </style:style>
    <style:style style:name="P51" style:family="paragraph" style:parent-style-name="Table_20_Contents">
      <style:text-properties fo:font-size="13pt" fo:font-weight="bold" officeooo:rsid="005c7b83" officeooo:paragraph-rsid="00448eb5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1c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87d254"/>
    </style:style>
    <style:style style:name="T2" style:family="text">
      <style:text-properties officeooo:rsid="00061b8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4e96a"/>
    </style:style>
    <style:style style:name="T5" style:family="text">
      <style:text-properties officeooo:rsid="00649f2f"/>
    </style:style>
    <style:style style:name="T6" style:family="text">
      <style:text-properties officeooo:rsid="0065fe3d"/>
    </style:style>
    <style:style style:name="T7" style:family="text">
      <style:text-properties style:text-underline-style="solid" style:text-underline-type="double" style:text-underline-width="auto" style:text-underline-color="font-color" officeooo:rsid="00649f2f"/>
    </style:style>
    <style:style style:name="T8" style:family="text">
      <style:text-properties style:text-underline-style="none" officeooo:rsid="00649f2f"/>
    </style:style>
    <style:style style:name="T9" style:family="text">
      <style:text-properties style:text-underline-style="none" officeooo:rsid="006bf2a0"/>
    </style:style>
    <style:style style:name="T10" style:family="text">
      <style:text-properties officeooo:rsid="00671c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tab/><text:tab/><text:tab/><text:tab/><text:tab/><text:tab/> <text:s text:c="2"/><text:span text:style-name="T3">Annexure-I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Line94357354134224">
          <table:table-cell table:style-name="Table2.A1" office:value-type="string">
            <text:p text:style-name="P7">Product :-<text:placeholder text:placeholder-type="text">&lt;ProductionReport.product.name&gt;</text:placeholder></text:p>
          </table:table-cell>
          <table:table-cell table:style-name="Table2.B1" office:value-type="string">
            <text:p text:style-name="P6">Inward :-<text:placeholder text:placeholder-type="text">&lt;ProductionReport.inward_ref.reference&gt;</text:placeholder></text:p>
          </table:table-cell>
        </table:table-row>
        <table:table-row table:style-name="TableLine94357354148608">
          <table:table-cell table:style-name="Table2.A2" office:value-type="string">
            <text:p text:style-name="P6">Date :-<text:placeholder text:placeholder-type="text">&lt;ProductionReport.planned_date&gt;</text:placeholder></text:p>
          </table:table-cell>
          <table:table-cell table:style-name="Table2.B2" office:value-type="string">
            <text:p text:style-name="P6">Quantity :-<text:placeholder text:placeholder-type="text">&lt;ProductionReport.quantity&gt;</text:placeholder></text:p>
          </table:table-cell>
        </table:table-row>
        <table:table-row table:style-name="TableLine94357354150032">
          <table:table-cell table:style-name="Table2.A2" office:value-type="string">
            <text:p text:style-name="P6">Reference :-<text:placeholder text:placeholder-type="text">&lt;ProductionReport.reference&gt;</text:placeholder></text:p>
          </table:table-cell>
          <table:table-cell table:style-name="Table2.B2" office:value-type="string">
            <text:p text:style-name="P6">Number :-<text:placeholder text:placeholder-type="text">&lt;ProductionReport.number&gt;</text:placeholder></text:p>
          </table:table-cell>
        </table:table-row>
      </table:table>
      <text:p text:style-name="P8"/>
      <text:p text:style-name="P11">Works</text:p>
      <text:p text:style-name="P11"/>
      <table:table table:name="Table3" table:style-name="Table3">
        <table:table-column table:style-name="Table3.A"/>
        <table:table-column table:style-name="Table3.B"/>
        <table:table-row table:style-name="TableLine94357354151856">
          <table:table-cell table:style-name="Table3.A1" office:value-type="string">
            <text:p text:style-name="P9">Operation</text:p>
          </table:table-cell>
          <table:table-cell table:style-name="Table3.B1" office:value-type="string">
            <text:p text:style-name="P9">Work Center</text:p>
          </table:table-cell>
        </table:table-row>
        <table:table-row table:style-name="TableLine94357354164480">
          <table:table-cell table:style-name="Table3.A2" table:number-columns-spanned="2" office:value-type="string">
            <text:p text:style-name="P41"><text:placeholder text:placeholder-type="text">&lt;for each="x in ProductionReport.works"&gt;</text:placeholder></text:p>
          </table:table-cell>
          <table:covered-table-cell/>
        </table:table-row>
        <table:table-row table:style-name="TableLine94357354165616">
          <table:table-cell table:style-name="Table3.A3" office:value-type="string">
            <text:p text:style-name="P39"><text:placeholder text:placeholder-type="text">&lt;x.operation.name&gt;</text:placeholder></text:p>
            <text:p text:style-name="P39"/>
          </table:table-cell>
          <table:table-cell table:style-name="Table3.A2" office:value-type="string">
            <text:p text:style-name="P39"><text:placeholder text:placeholder-type="text">&lt;x.work_center.name&gt;</text:placeholder></text:p>
          </table:table-cell>
        </table:table-row>
        <table:table-row table:style-name="TableLine94357354167088">
          <table:table-cell table:style-name="Table3.A3" office:value-type="string">
            <text:p text:style-name="P40"><text:placeholder text:placeholder-type="text">&lt;/for&gt;</text:placeholder></text:p>
          </table:table-cell>
          <table:table-cell table:style-name="Table3.A2" office:value-type="string">
            <text:p text:style-name="P40"/>
          </table:table-cell>
        </table:table-row>
      </table:table>
      <text:p text:style-name="P8"/>
      <text:p text:style-name="P10"><text:placeholder text:placeholder-type="text">&lt;for each="x in ProductionReport.works"&gt;</text:placeholder></text:p>
      <text:p text:style-name="P10"><text:placeholder text:placeholder-type="text">&lt;if test="x.operation.name=='Extractive Distillation'" &gt;</text:placeholder></text:p>
      <text:p text:style-name="P8"/>
      <text:p text:style-name="P13">Extractive Distillation</text:p>
      <table:table table:name="Table4" table:style-name="Table4">
        <table:table-column table:style-name="Table4.A"/>
        <table:table-column table:style-name="Table4.B"/>
        <table:table-row table:style-name="TableLine94357354171136">
          <table:table-cell table:style-name="Table4.A1" table:number-columns-spanned="2" office:value-type="string">
            <text:p text:style-name="P45">Input qty:-<text:placeholder text:placeholder-type="text">&lt;x.ed_mb_inputqty&gt;</text:placeholder> <text:span text:style-name="T5">(</text:span><text:placeholder text:placeholder-type="text">&lt;x.ed_mb_inputqty_percent&gt;</text:placeholder>%<text:span text:style-name="T7">)</text:span></text:p>
          </table:table-cell>
          <table:covered-table-cell/>
        </table:table-row>
        <table:table-row table:style-name="TableLine94357354172896">
          <table:table-cell table:style-name="Table4.A2" office:value-type="string">
            <text:p text:style-name="P44">F-1 mix :- <text:placeholder text:placeholder-type="text">&lt;x.ed_mb_f1_mix&gt;</text:placeholder><text:s/><text:span text:style-name="T5">(</text:span><text:placeholder text:placeholder-type="text">&lt;x.ed_mb_f1_mix_percent&gt;</text:placeholder><text:span text:style-name="T8">%</text:span><text:span text:style-name="T9">)</text:span></text:p>
          </table:table-cell>
          <table:table-cell table:style-name="Table4.B2" office:value-type="string">
            <text:p text:style-name="P44">Stripping main :-<text:placeholder text:placeholder-type="text">&lt;x.ed_mb_strippingmain&gt;</text:placeholder> <text:span text:style-name="T5">(</text:span><text:placeholder text:placeholder-type="text">&lt;x.ed_mb_strippingmain_percent&gt;</text:placeholder>%<text:span text:style-name="T5">)</text:span></text:p>
          </table:table-cell>
        </table:table-row>
        <table:table-row table:style-name="TableLine94357354185744">
          <table:table-cell table:style-name="Table4.A2" office:value-type="string">
            <text:p text:style-name="P44">Recyclable F-1 :- <text:placeholder text:placeholder-type="text">&lt;x.ed_mb_recyclable_f1&gt;</text:placeholder><text:s/><text:span text:style-name="T5">(</text:span><text:placeholder text:placeholder-type="text">&lt;x.ed_mb_recyclable_f1_percent&gt;</text:placeholder>%<text:span text:style-name="T5">)</text:span></text:p>
          </table:table-cell>
          <table:table-cell table:style-name="Table4.B2" office:value-type="string">
            <text:p text:style-name="P44">After main :- <text:placeholder text:placeholder-type="text">&lt;x.ed_mb_aftermain&gt;</text:placeholder><text:s/><text:span text:style-name="T5">(</text:span><text:placeholder text:placeholder-type="text">&lt;x.ed_mb_aftermain_percent&gt;</text:placeholder>%<text:span text:style-name="T5">)</text:span></text:p>
          </table:table-cell>
        </table:table-row>
        <table:table-row table:style-name="TableLine94357354186448">
          <table:table-cell table:style-name="Table4.A2" office:value-type="string">
            <text:p text:style-name="P44">Bottom :- <text:placeholder text:placeholder-type="text">&lt;x.ed_mb_bottom&gt;</text:placeholder><text:s/><text:span text:style-name="T5">(</text:span><text:placeholder text:placeholder-type="text">&lt;x.ed_mb_bottom_percent&gt;</text:placeholder>%<text:span text:style-name="T5">)</text:span></text:p>
          </table:table-cell>
          <table:table-cell table:style-name="Table4.B2" office:value-type="string">
            <text:p text:style-name="P44">dist.loss :- <text:placeholder text:placeholder-type="text">&lt;x.ed_mb_dist_loss&gt;</text:placeholder><text:s/><text:span text:style-name="T5">(</text:span><text:placeholder text:placeholder-type="text">&lt;x.ed_mb_dist_loss_percent&gt;</text:placeholder>%<text:span text:style-name="T5">)</text:span></text:p>
          </table:table-cell>
        </table:table-row>
      </table:table>
      <text:p text:style-name="P21"><text:placeholder text:placeholder-type="text">&lt;/if&gt;</text:placeholder></text:p>
      <text:p text:style-name="P30"/>
      <text:p text:style-name="P23"><text:placeholder text:placeholder-type="text">&lt;if test="x.operation.name=='Water Washing'" &gt;</text:placeholder></text:p>
      <text:p text:style-name="P12">Water Washing</text:p>
      <table:table table:name="Table6" table:style-name="Table6">
        <table:table-column table:style-name="Table6.A"/>
        <table:table-column table:style-name="Table6.B"/>
        <table:table-row table:style-name="TableLine94357354190112">
          <table:table-cell table:style-name="Table6.A1" office:value-type="string">
            <text:p text:style-name="P47">Input qty :-<text:placeholder text:placeholder-type="text">&lt;x.ww_mb_inputqty&gt;</text:placeholder> <text:span text:style-name="T5">(</text:span><text:placeholder text:placeholder-type="text">&lt;x.ww_mb_inputqty_percent&gt;</text:placeholder>%<text:span text:style-name="T5">)</text:span></text:p>
          </table:table-cell>
          <table:table-cell table:style-name="Table6.B1" office:value-type="string">
            <text:p text:style-name="P47">Output :-<text:placeholder text:placeholder-type="text">&lt;x.ww_mb_output&gt;</text:placeholder> <text:span text:style-name="T5">(</text:span><text:placeholder text:placeholder-type="text">&lt;x.ww_mb_output_percent&gt;</text:placeholder>%<text:span text:style-name="T5">)</text:span></text:p>
          </table:table-cell>
        </table:table-row>
        <text:soft-page-break/>
        <table:table-row table:style-name="TableLine94357354199040">
          <table:table-cell table:style-name="Table6.A2" office:value-type="string">
            <text:p text:style-name="P47">Loss :-<text:placeholder text:placeholder-type="text">&lt;x.ww_mb_loss&gt;</text:placeholder> <text:span text:style-name="T5">(</text:span><text:placeholder text:placeholder-type="text">&lt;x.ww_mb_loss_percent&gt;</text:placeholder>%<text:span text:style-name="T5">)</text:span></text:p>
          </table:table-cell>
          <table:table-cell table:style-name="Table6.B2" office:value-type="string">
            <text:p text:style-name="P47">Consumption of Water :-<text:placeholder text:placeholder-type="text">&lt;x.ww_mb_consumption&gt;</text:placeholder> <text:span text:style-name="T5">(</text:span><text:placeholder text:placeholder-type="text">&lt;x.ww_mb_consumption_percent&gt;</text:placeholder>%<text:span text:style-name="T5">)</text:span></text:p>
          </table:table-cell>
        </table:table-row>
      </table:table>
      <text:p text:style-name="P23"/>
      <text:p text:style-name="P22"><text:placeholder text:placeholder-type="text">&lt;/if&gt;</text:placeholder></text:p>
      <text:p text:style-name="P25"><text:placeholder text:placeholder-type="text">&lt;if test="x.operation.name=='Treatment'" &gt;</text:placeholder></text:p>
      <text:p text:style-name="P17">Treatment</text:p>
      <table:table table:name="Table7" table:style-name="Table7">
        <table:table-column table:style-name="Table7.A"/>
        <table:table-column table:style-name="Table7.B"/>
        <table:table-row table:style-name="TableLine94357354203792">
          <table:table-cell table:style-name="Table7.A1" office:value-type="string">
            <text:p text:style-name="P48">Input qty :-<text:placeholder text:placeholder-type="text">&lt;x.treatment_input_qty&gt;</text:placeholder> <text:span text:style-name="T5">(</text:span><text:placeholder text:placeholder-type="text">&lt;x.treatment_input_qty_percent&gt;</text:placeholder>%<text:span text:style-name="T5">)</text:span></text:p>
          </table:table-cell>
          <table:table-cell table:style-name="Table7.B1" office:value-type="string">
            <text:p text:style-name="P48">Output qty :-<text:placeholder text:placeholder-type="text">&lt;x.treatment_output_qty&gt;</text:placeholder> <text:span text:style-name="T5">(</text:span><text:placeholder text:placeholder-type="text">&lt;x.treatment_output_qty_percent&gt;</text:placeholder>%<text:span text:style-name="T5">)</text:span></text:p>
          </table:table-cell>
        </table:table-row>
        <table:table-row table:style-name="TableLine94357354213776">
          <table:table-cell table:style-name="Table7.A2" office:value-type="string">
            <text:p text:style-name="P48">Lye collected :-<text:placeholder text:placeholder-type="text">&lt;x.treatment_lye_collected&gt;</text:placeholder> <text:span text:style-name="T5">(</text:span><text:placeholder text:placeholder-type="text">&lt;x.treatment_lye_collected_percent&gt;</text:placeholder>%<text:span text:style-name="T5">)</text:span></text:p>
          </table:table-cell>
          <table:table-cell table:style-name="Table7.B2" office:value-type="string">
            <text:p text:style-name="P48">Loss :-<text:placeholder text:placeholder-type="text">&lt;x.treatment_loss&gt;</text:placeholder> <text:span text:style-name="T5">(</text:span><text:placeholder text:placeholder-type="text">&lt;x.treatment_loss_percent&gt;</text:placeholder>%<text:span text:style-name="T5">)</text:span></text:p>
          </table:table-cell>
        </table:table-row>
      </table:table>
      <text:p text:style-name="P32"/>
      <text:p text:style-name="P24"><text:placeholder text:placeholder-type="text">&lt;/if&gt;</text:placeholder></text:p>
      <text:p text:style-name="P27"><text:placeholder text:placeholder-type="text">&lt;if test="x.operation.name=='Stripping'" &gt;</text:placeholder></text:p>
      <text:p text:style-name="P33"/>
      <text:p text:style-name="P16">Stripping</text:p>
      <table:table table:name="Table8" table:style-name="Table8">
        <table:table-column table:style-name="Table8.A"/>
        <table:table-column table:style-name="Table8.B"/>
        <table:table-row table:style-name="TableLine94357354218816">
          <table:table-cell table:style-name="Table8.A1" table:number-columns-spanned="2" office:value-type="string">
            <text:p text:style-name="P49">Input qty:-<text:placeholder text:placeholder-type="text">&lt;x.st_mb_inputqty&gt;</text:placeholder> <text:span text:style-name="T6">(</text:span><text:placeholder text:placeholder-type="text">&lt;x.st_mb_inputqty_percent&gt;</text:placeholder>%<text:span text:style-name="T6">)</text:span></text:p>
          </table:table-cell>
          <table:covered-table-cell/>
        </table:table-row>
        <table:table-row table:style-name="TableLine94357354220192">
          <table:table-cell table:style-name="Table8.A2" office:value-type="string">
            <text:p text:style-name="P50">F-1 mix:-<text:placeholder text:placeholder-type="text">&lt;x.st_mb_f1_mix&gt;</text:placeholder> <text:span text:style-name="T6">(</text:span><text:placeholder text:placeholder-type="text">&lt;x.st_mb_f1_mix_percent&gt;</text:placeholder>%<text:span text:style-name="T6">)</text:span></text:p>
          </table:table-cell>
          <table:table-cell table:style-name="Table8.B2" office:value-type="string">
            <text:p text:style-name="P50">Recyclable f-1:-<text:placeholder text:placeholder-type="text">&lt;x.st_mb_recyclable_f1&gt;</text:placeholder> <text:span text:style-name="T6">(</text:span><text:placeholder text:placeholder-type="text">&lt;x.st_mb_recyclable_f1_percent&gt;</text:placeholder>%<text:span text:style-name="T6">)</text:span></text:p>
          </table:table-cell>
        </table:table-row>
        <table:table-row table:style-name="TableLine94357354234640">
          <table:table-cell table:style-name="Table8.A2" office:value-type="string">
            <text:p text:style-name="P50">Stripping main:-<text:placeholder text:placeholder-type="text">&lt;x.st_mb_strippingmain&gt;</text:placeholder> <text:span text:style-name="T6">(</text:span><text:placeholder text:placeholder-type="text">&lt;x.st_mb_strippingmain_percent&gt;</text:placeholder>%<text:span text:style-name="T6">)</text:span></text:p>
          </table:table-cell>
          <table:table-cell table:style-name="Table8.B2" office:value-type="string">
            <text:p text:style-name="P50">After main:-<text:placeholder text:placeholder-type="text">&lt;x.st_mb_aftermain&gt;</text:placeholder> <text:span text:style-name="T6">(</text:span><text:placeholder text:placeholder-type="text">&lt;x.st_mb_aftermain_percent&gt;</text:placeholder>%<text:span text:style-name="T6">)</text:span></text:p>
          </table:table-cell>
        </table:table-row>
        <table:table-row table:style-name="TableLine94357354235264">
          <table:table-cell table:style-name="Table8.A2" office:value-type="string">
            <text:p text:style-name="P50">Bottom:-<text:placeholder text:placeholder-type="text">&lt;x.st_mb_bottom&gt;</text:placeholder> <text:span text:style-name="T6">(</text:span><text:placeholder text:placeholder-type="text">&lt;x.st_mb_bottom_percent&gt;</text:placeholder>%<text:span text:style-name="T6">)</text:span></text:p>
          </table:table-cell>
          <table:table-cell table:style-name="Table8.B2" office:value-type="string">
            <text:p text:style-name="P50"><text:span text:style-name="T4">d</text:span>ist.loss:-<text:placeholder text:placeholder-type="text">&lt;x.st_mb_dist_loss&gt;</text:placeholder> <text:span text:style-name="T6">(</text:span><text:placeholder text:placeholder-type="text">&lt;x.st_mb_dist_loss_percent&gt;</text:placeholder>%<text:span text:style-name="T6">)</text:span></text:p>
          </table:table-cell>
        </table:table-row>
      </table:table>
      <text:p text:style-name="P33"/>
      <text:p text:style-name="P26"><text:placeholder text:placeholder-type="text">&lt;/if&gt;</text:placeholder></text:p>
      <text:p text:style-name="P28"><text:placeholder text:placeholder-type="text">&lt;if test="x.operation.name=='Final Distillation'" &gt;</text:placeholder></text:p>
      <text:p text:style-name="P31"/>
      <text:p text:style-name="P15">Final Distillation</text:p>
      <table:table table:name="Table5" table:style-name="Table5">
        <table:table-column table:style-name="Table5.A"/>
        <table:table-column table:style-name="Table5.B"/>
        <table:table-row table:style-name="TableLine94357354239232">
          <table:table-cell table:style-name="Table5.A1" office:value-type="string">
            <text:p text:style-name="P46">Input qty :- <text:placeholder text:placeholder-type="text">&lt;x.fd_mb_inputqty&gt;</text:placeholder><text:s/><text:span text:style-name="T6">(</text:span><text:placeholder text:placeholder-type="text">&lt;x.fd_mb_inputqty_percent&gt;</text:placeholder>%<text:span text:style-name="T6">)</text:span></text:p>
          </table:table-cell>
          <table:table-cell table:style-name="Table5.B1" office:value-type="string">
            <text:p text:style-name="P46">Water :- <text:placeholder text:placeholder-type="text">&lt;x.fd_mb_water&gt;</text:placeholder><text:s/><text:span text:style-name="T6">(</text:span><text:placeholder text:placeholder-type="text">&lt;x.fd_mb_water_percent&gt;</text:placeholder>%<text:span text:style-name="T6">)</text:span></text:p>
          </table:table-cell>
        </table:table-row>
        <table:table-row table:style-name="TableLine94357354254400">
          <table:table-cell table:style-name="Table5.A2" office:value-type="string">
            <text:p text:style-name="P46">F-1 :-<text:placeholder text:placeholder-type="text">&lt;x.fd_mb_f1&gt;</text:placeholder> <text:span text:style-name="T6">(</text:span><text:placeholder text:placeholder-type="text">&lt;x.fd_mb_f1_percent&gt;</text:placeholder>%<text:span text:style-name="T6">)</text:span></text:p>
          </table:table-cell>
          <table:table-cell table:style-name="Table5.B2" office:value-type="string">
            <text:p text:style-name="P46">F-2 :-<text:placeholder text:placeholder-type="text">&lt;x.fd_mb_f2&gt;</text:placeholder> <text:span text:style-name="T6">(</text:span><text:placeholder text:placeholder-type="text">&lt;x.fd_mb_f2_percent&gt;</text:placeholder>%<text:span text:style-name="T6">)</text:span></text:p>
          </table:table-cell>
        </table:table-row>
        <table:table-row table:style-name="TableLine94357354255952">
          <table:table-cell table:style-name="Table5.A2" office:value-type="string">
            <text:p text:style-name="P46">Main :-<text:placeholder text:placeholder-type="text">&lt;x.fd_mb_main&gt;</text:placeholder> <text:span text:style-name="T6">(</text:span><text:placeholder text:placeholder-type="text">&lt;x.fd_mb_main_percent&gt;</text:placeholder>%<text:span text:style-name="T6">)</text:span></text:p>
          </table:table-cell>
          <table:table-cell table:style-name="Table5.B2" office:value-type="string">
            <text:p text:style-name="P46">After Main :- <text:placeholder text:placeholder-type="text">&lt;x.fd_mb_aftermain&gt;</text:placeholder><text:s/><text:span text:style-name="T6">(</text:span><text:placeholder text:placeholder-type="text">&lt;x.fd_mb_aftermain_percent&gt;</text:placeholder>%<text:span text:style-name="T6">)</text:span></text:p>
          </table:table-cell>
        </table:table-row>
        <text:soft-page-break/>
        <table:table-row table:style-name="TableLine94357354256656">
          <table:table-cell table:style-name="Table5.A2" office:value-type="string">
            <text:p text:style-name="P46">Residue :-<text:placeholder text:placeholder-type="text">&lt;x.fd_mb_residue&gt;</text:placeholder> <text:span text:style-name="T6">(</text:span><text:placeholder text:placeholder-type="text">&lt;x.fd_mb_residue_percent&gt;</text:placeholder>%<text:span text:style-name="T6">)</text:span></text:p>
          </table:table-cell>
          <table:table-cell table:style-name="Table5.B2" office:value-type="string">
            <text:p text:style-name="P46">Loss :-<text:placeholder text:placeholder-type="text">&lt;x.fd_mb_loss&gt;</text:placeholder> <text:span text:style-name="T6">(</text:span><text:placeholder text:placeholder-type="text">&lt;x.fd_mb_loss_percent&gt;</text:placeholder>%<text:span text:style-name="T6">)</text:span></text:p>
          </table:table-cell>
        </table:table-row>
      </table:table>
      <text:p text:style-name="P28"><text:placeholder text:placeholder-type="text">&lt;/if&gt;</text:placeholder></text:p>
      <text:p text:style-name="P29"><text:placeholder text:placeholder-type="text">&lt;/for&gt;</text:placeholder></text:p>
      <text:p text:style-name="P34"/>
      <text:p text:style-name="P34"/>
      <text:p text:style-name="P14">Inpu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357354260144">
          <table:table-cell table:style-name="Table11.A1" office:value-type="string">
            <text:p text:style-name="P36">Product</text:p>
          </table:table-cell>
          <table:table-cell table:style-name="Table11.A1" office:value-type="string">
            <text:p text:style-name="P36">From Location</text:p>
          </table:table-cell>
          <table:table-cell table:style-name="Table11.C1" office:value-type="string">
            <text:p text:style-name="P36">Quantity</text:p>
          </table:table-cell>
        </table:table-row>
        <table:table-row table:style-name="TableLine94357354275664">
          <table:table-cell table:style-name="Table11.A2" table:number-columns-spanned="3" office:value-type="string">
            <text:p text:style-name="P35"><text:placeholder text:placeholder-type="text">&lt;for each="x in ProductionReport.inputs"&gt;</text:placeholder></text:p>
          </table:table-cell>
          <table:covered-table-cell/>
          <table:covered-table-cell/>
        </table:table-row>
        <table:table-row table:style-name="TableLine94357354276800">
          <table:table-cell table:style-name="Table11.A3" office:value-type="string">
            <text:p text:style-name="P38"><text:placeholder text:placeholder-type="text">&lt;x.product.name&gt;</text:placeholder></text:p>
          </table:table-cell>
          <table:table-cell table:style-name="Table11.A3" office:value-type="string">
            <text:p text:style-name="P38"><text:placeholder text:placeholder-type="text">&lt;x.from_location.name&gt;</text:placeholder></text:p>
          </table:table-cell>
          <table:table-cell table:style-name="Table11.A2" office:value-type="string">
            <text:p text:style-name="P38"><text:placeholder text:placeholder-type="text">&lt;x.quantity&gt;</text:placeholder></text:p>
          </table:table-cell>
        </table:table-row>
        <table:table-row table:style-name="TableLine94357354279024">
          <table:table-cell table:style-name="Table11.A3" office:value-type="string">
            <text:p text:style-name="P38"><text:placeholder text:placeholder-type="text">&lt;/for&gt;</text:placeholder></text:p>
          </table:table-cell>
          <table:table-cell table:style-name="Table11.A3" office:value-type="string">
            <text:p text:style-name="P19"/>
          </table:table-cell>
          <table:table-cell table:style-name="Table11.A2" office:value-type="string">
            <text:p text:style-name="P19"/>
          </table:table-cell>
        </table:table-row>
      </table:table>
      <text:p text:style-name="P14"/>
      <text:p text:style-name="P18">Output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357354280736">
          <table:table-cell table:style-name="Table12.A1" office:value-type="string">
            <text:p text:style-name="P37">Product</text:p>
          </table:table-cell>
          <table:table-cell table:style-name="Table12.A1" office:value-type="string">
            <text:p text:style-name="P36">To Location</text:p>
          </table:table-cell>
          <table:table-cell table:style-name="Table12.C1" office:value-type="string">
            <text:p text:style-name="P36">Quantity</text:p>
          </table:table-cell>
        </table:table-row>
        <table:table-row table:style-name="TableLine94357354296608">
          <table:table-cell table:style-name="Table12.A2" table:number-columns-spanned="3" office:value-type="string">
            <text:p text:style-name="P35"><text:placeholder text:placeholder-type="text">&lt;for each="x in ProductionReport.outputs"&gt;</text:placeholder></text:p>
          </table:table-cell>
          <table:covered-table-cell/>
          <table:covered-table-cell/>
        </table:table-row>
        <table:table-row table:style-name="TableLine94357354297744">
          <table:table-cell table:style-name="Table12.A3" office:value-type="string">
            <text:p text:style-name="P38"><text:placeholder text:placeholder-type="text">&lt;x.product.name&gt;</text:placeholder></text:p>
          </table:table-cell>
          <table:table-cell table:style-name="Table12.A3" office:value-type="string">
            <text:p text:style-name="P38"><text:placeholder text:placeholder-type="text">&lt;x.to_location.name&gt;</text:placeholder></text:p>
          </table:table-cell>
          <table:table-cell table:style-name="Table12.A2" office:value-type="string">
            <text:p text:style-name="P38"><text:placeholder text:placeholder-type="text">&lt;x.quantity&gt;</text:placeholder></text:p>
          </table:table-cell>
        </table:table-row>
        <table:table-row table:style-name="TableLine94357354299840">
          <table:table-cell table:style-name="Table12.A3" office:value-type="string">
            <text:p text:style-name="P38"><text:placeholder text:placeholder-type="text">&lt;/for&gt;</text:placeholder></text:p>
          </table:table-cell>
          <table:table-cell table:style-name="Table12.A3" office:value-type="string">
            <text:p text:style-name="P20"/>
          </table:table-cell>
          <table:table-cell table:style-name="Table12.A2" office:value-type="string"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209cm" fo:margin-left="-1.048cm" table:align="left"/>
    </style:style>
    <style:style style:name="Table1.A" style:family="table-column">
      <style:table-column-properties style:column-width="4.26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789cm"/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111cm"/>
    </style:style>
    <style:style style:name="Table1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P1" style:family="paragraph" style:parent-style-name="Header">
      <style:text-properties officeooo:paragraph-rsid="00671c96"/>
    </style:style>
    <style:style style:name="MP2" style:family="paragraph" style:parent-style-name="Standard">
      <style:text-properties officeooo:paragraph-rsid="00671c96"/>
    </style:style>
    <style:style style:name="MP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1c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71c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T1" style:family="text">
      <style:text-properties officeooo:rsid="00061b85"/>
    </style:style>
    <style:style style:name="MT2" style:family="text">
      <style:text-properties officeooo:rsid="00671c96"/>
    </style:style>
    <style:style style:name="MT3" style:family="text">
      <style:text-properties officeooo:rsid="0087d2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Line94357372012832">
            <table:table-cell table:style-name="Table1.A1" table:number-rows-spanned="2" office:value-type="string">
              <text:p text:style-name="MP3"/>
            </table:table-cell>
            <table:table-cell table:style-name="Table1.B1" office:value-type="string">
              <text:p text:style-name="MP4">AAKASH ANALYTICAL LABORATORY</text:p>
            </table:table-cell>
          </table:table-row>
          <table:table-row table:style-name="Table1.2">
            <table:covered-table-cell table:style-name="Table1.A1"/>
            <table:table-cell table:style-name="Table1.B2" office:value-type="string">
              <text:p text:style-name="MP5">P<text:span text:style-name="MT1">RODUCTION</text:span></text:p>
            </table:table-cell>
          </table:table-row>
          <table:table-row table:style-name="Table1.3">
            <table:table-cell table:style-name="Table1.A3" table:number-columns-spanned="2" office:value-type="string">
              <text:p text:style-name="MP6">Department : <text:span text:style-name="MT1">Production</text:span> <text:s text:c="98"/>Page Number : <text:span text:style-name="MT2">1</text:span> <text:span text:style-name="MT3">of </text:span><text:span text:style-name="MT2"><text:page-number text:select-page="current">3</text:page-number></text:span><text:s/></text:p>
            </table:table-cell>
            <table:covered-table-cell/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1:20:12.089636603</meta:creation-date>
    <dc:date>2022-05-30T11:50:14.639679138</dc:date>
    <meta:editing-duration>PT7H16M32S</meta:editing-duration>
    <meta:editing-cycles>59</meta:editing-cycles>
    <meta:generator>LibreOffice/7.3.3.2$Linux_X86_64 LibreOffice_project/30$Build-2</meta:generator>
    <meta:document-statistic meta:table-count="10" meta:image-count="0" meta:object-count="0" meta:page-count="3" meta:paragraph-count="82" meta:word-count="207" meta:character-count="2996" meta:non-whitespace-character-count="2763"/>
  </office:meta>
</office:document-meta>
</file>